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459cm" fo:margin-left="-0.217cm" table:align="left" style:writing-mode="lr-tb"/>
    </style:style>
    <style:style style:name="Tabla2.A" style:family="table-column">
      <style:table-column-properties style:column-width="3.81cm"/>
    </style:style>
    <style:style style:name="Tabla2.B" style:family="table-column">
      <style:table-column-properties style:column-width="2.064cm"/>
    </style:style>
    <style:style style:name="Tabla2.C" style:family="table-column">
      <style:table-column-properties style:column-width="8.738cm"/>
    </style:style>
    <style:style style:name="Tabla2.D" style:family="table-column">
      <style:table-column-properties style:column-width="2.84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style:border-line-width-bottom="0.002cm 0.088cm 0.002cm" fo:padding-left="0.191cm" fo:padding-right="0.191cm" fo:padding-top="0cm" fo:padding-bottom="0cm" fo:border-left="1pt solid #000000" fo:border-right="none" fo:border-top="1pt solid #000000" fo:border-bottom="2.6pt double #000000" style:writing-mode="lr-tb"/>
    </style:style>
    <style:style style:name="Tabla2.B1" style:family="table-cell">
      <style:table-cell-properties style:vertical-align="top" style:border-line-width-bottom="0.002cm 0.088cm 0.002cm" fo:padding-left="0.191cm" fo:padding-right="0.191cm" fo:padding-top="0cm" fo:padding-bottom="0cm" fo:border-left="0.5pt solid #000000" fo:border-right="none" fo:border-top="1pt solid #000000" fo:border-bottom="2.6pt double #000000" style:writing-mode="lr-tb"/>
    </style:style>
    <style:style style:name="Tabla2.D1" style:family="table-cell">
      <style:table-cell-properties style:vertical-align="top" style:border-line-width-bottom="0.002cm 0.088cm 0.002cm" fo:padding-left="0.191cm" fo:padding-right="0.191cm" fo:padding-top="0cm" fo:padding-bottom="0cm" fo:border-left="0.5pt solid #000000" fo:border-right="1pt solid #000000" fo:border-top="1pt solid #000000" fo:border-bottom="2.6pt double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0.5pt solid #000000" style:writing-mode="lr-tb"/>
    </style:style>
    <style:style style:name="Tabla2.B2" style:family="table-cell" style:data-style-name="N37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D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0.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la2.D3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Tabla5" style:family="table">
      <style:table-properties style:width="17.283cm" fo:margin-left="-0.199cm" table:align="left" style:writing-mode="lr-tb"/>
    </style:style>
    <style:style style:name="Tabla5.A" style:family="table-column">
      <style:table-column-properties style:column-width="8.632cm"/>
    </style:style>
    <style:style style:name="Tabla5.B" style:family="table-column">
      <style:table-column-properties style:column-width="8.65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" style:family="table">
      <style:table-properties style:width="17.283cm" fo:margin-left="-0.199cm" table:align="left" style:writing-mode="lr-tb"/>
    </style:style>
    <style:style style:name="Tabla1.A" style:family="table-column">
      <style:table-column-properties style:column-width="8.632cm"/>
    </style:style>
    <style:style style:name="Tabla1.B" style:family="table-column">
      <style:table-column-properties style:column-width="8.6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7.283cm" fo:margin-left="-0.199cm" table:align="left" style:writing-mode="lr-tb"/>
    </style:style>
    <style:style style:name="Tabla3.A" style:family="table-column">
      <style:table-column-properties style:column-width="8.632cm"/>
    </style:style>
    <style:style style:name="Tabla3.B" style:family="table-column">
      <style:table-column-properties style:column-width="8.65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7.283cm" fo:margin-left="-0.199cm" table:align="left" style:writing-mode="lr-tb"/>
    </style:style>
    <style:style style:name="Tabla4.A" style:family="table-column">
      <style:table-column-properties style:column-width="8.632cm"/>
    </style:style>
    <style:style style:name="Tabla4.B" style:family="table-column">
      <style:table-column-properties style:column-width="8.6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7.283cm" fo:margin-left="-0.199cm" table:align="left" style:writing-mode="lr-tb"/>
    </style:style>
    <style:style style:name="Tabla6.A" style:family="table-column">
      <style:table-column-properties style:column-width="8.632cm"/>
    </style:style>
    <style:style style:name="Tabla6.B" style:family="table-column">
      <style:table-column-properties style:column-width="8.65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7.283cm" fo:margin-left="-0.199cm" table:align="left" style:writing-mode="lr-tb"/>
    </style:style>
    <style:style style:name="Tabla7.A" style:family="table-column">
      <style:table-column-properties style:column-width="8.632cm"/>
    </style:style>
    <style:style style:name="Tabla7.B" style:family="table-column">
      <style:table-column-properties style:column-width="8.65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7.283cm" fo:margin-left="-0.199cm" table:align="left" style:writing-mode="lr-tb"/>
    </style:style>
    <style:style style:name="Tabla8.A" style:family="table-column">
      <style:table-column-properties style:column-width="8.632cm"/>
    </style:style>
    <style:style style:name="Tabla8.B" style:family="table-column">
      <style:table-column-properties style:column-width="8.65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7.283cm" fo:margin-left="-0.199cm" table:align="left" style:writing-mode="lr-tb"/>
    </style:style>
    <style:style style:name="Tabla9.A" style:family="table-column">
      <style:table-column-properties style:column-width="8.632cm"/>
    </style:style>
    <style:style style:name="Tabla9.B" style:family="table-column">
      <style:table-column-properties style:column-width="8.65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9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0" style:family="table">
      <style:table-properties style:width="17.283cm" fo:margin-left="-0.199cm" table:align="left" style:writing-mode="lr-tb"/>
    </style:style>
    <style:style style:name="Tabla10.A" style:family="table-column">
      <style:table-column-properties style:column-width="8.632cm"/>
    </style:style>
    <style:style style:name="Tabla10.B" style:family="table-column">
      <style:table-column-properties style:column-width="8.65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0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1" style:family="table">
      <style:table-properties style:width="17.283cm" fo:margin-left="-0.199cm" table:align="left" style:writing-mode="lr-tb"/>
    </style:style>
    <style:style style:name="Tabla11.A" style:family="table-column">
      <style:table-column-properties style:column-width="8.632cm"/>
    </style:style>
    <style:style style:name="Tabla11.B" style:family="table-column">
      <style:table-column-properties style:column-width="8.65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" style:family="table">
      <style:table-properties style:width="17.283cm" fo:margin-left="-0.199cm" table:align="left" style:writing-mode="lr-tb"/>
    </style:style>
    <style:style style:name="Tabla12.A" style:family="table-column">
      <style:table-column-properties style:column-width="8.632cm"/>
    </style:style>
    <style:style style:name="Tabla12.B" style:family="table-column">
      <style:table-column-properties style:column-width="8.65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text-align="end" style:justify-single-word="false"/>
      <style:text-properties fo:font-size="14pt" style:font-size-asian="14pt" style:font-size-complex="14pt"/>
    </style:style>
    <style:style style:name="P3" style:family="paragraph" style:parent-style-name="Subtitle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ByLine">
      <style:paragraph-properties fo:text-align="end" style:justify-single-word="false"/>
      <style:text-properties fo:font-size="14pt" style:font-size-asian="14pt" style:font-size-complex="14pt"/>
    </style:style>
    <style:style style:name="P5" style:family="paragraph" style:parent-style-name="Title">
      <style:paragraph-properties fo:text-align="end" style:justify-single-word="false"/>
      <style:text-properties fo:font-size="32pt" style:font-size-asian="32pt" style:font-size-complex="32pt"/>
    </style:style>
    <style:style style:name="P6" style:family="paragraph" style:parent-style-name="Title">
      <style:paragraph-properties fo:margin-top="0cm" fo:margin-bottom="0.706cm" style:contextual-spacing="false" fo:text-align="end" style:justify-single-word="false"/>
      <style:text-properties fo:font-size="32pt" style:font-size-asian="32pt" style:font-size-complex="32pt"/>
    </style:style>
    <style:style style:name="P7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8" style:family="paragraph" style:parent-style-name="Standard">
      <style:text-properties fo:font-size="14pt" fo:font-weight="bold" style:font-size-asian="14pt" style:font-weight-asian="bold"/>
    </style:style>
    <style:style style:name="P9" style:family="paragraph" style:parent-style-name="Standard">
      <style:paragraph-properties fo:margin-top="0.071cm" fo:margin-bottom="0.071cm" style:contextual-spacing="false"/>
      <style:text-properties fo:font-weight="bold" style:font-weight-asian="bold"/>
    </style:style>
    <style:style style:name="P10" style:family="paragraph" style:parent-style-name="Standard">
      <style:paragraph-properties fo:margin-top="0.071cm" fo:margin-bottom="0.071cm" style:contextual-spacing="false" style:snap-to-layout-grid="false"/>
      <style:text-properties fo:font-weight="bold" style:font-weight-asian="bold"/>
    </style:style>
    <style:style style:name="P11" style:family="paragraph" style:parent-style-name="Standard">
      <style:paragraph-properties fo:margin-top="0.071cm" fo:margin-bottom="0.071cm" style:contextual-spacing="false" style:snap-to-layout-grid="false"/>
    </style:style>
    <style:style style:name="P12" style:family="paragraph" style:parent-style-name="ByLine">
      <style:paragraph-properties fo:margin-top="0.071cm" fo:margin-bottom="0.071cm" style:contextual-spacing="false" fo:text-align="end" style:justify-single-word="false" style:snap-to-layout-grid="false"/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TOCEntry" style:master-page-name="">
      <style:paragraph-properties style:page-number="auto" fo:break-before="auto" fo:break-after="auto"/>
    </style:style>
    <style:style style:name="P14" style:family="paragraph" style:parent-style-name="Table_20_Contents">
      <style:paragraph-properties fo:margin-left="0.635cm" fo:margin-right="0cm" fo:margin-top="0cm" fo:margin-bottom="0.499cm" style:contextual-spacing="false" fo:text-indent="-0.635cm" style:auto-text-indent="false"/>
      <style:text-properties style:font-name="Times New Roman" fo:font-size="12pt" fo:language="es" fo:country="CR" style:font-size-asian="12pt" style:font-size-complex="12pt"/>
    </style:style>
    <style:style style:name="P1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style:font-name="Times New Roman" fo:font-size="12pt" fo:language="es" fo:country="CR" style:font-size-asian="12pt" style:font-size-complex="12pt"/>
    </style:style>
    <style:style style:name="P16" style:family="paragraph" style:parent-style-name="Standard"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language="es" fo:country="CR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fo:language="es" fo:country="CR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language="es" fo:country="CR" fo:font-weight="normal" style:font-size-asian="12pt" style:font-weight-asian="normal" style:font-size-complex="12pt" style:font-weight-complex="normal"/>
    </style:style>
    <style:style style:name="T1" style:family="text">
      <style:text-properties fo:language="es" fo:country="ES"/>
    </style:style>
    <style:style style:name="T2" style:family="text">
      <style:text-properties fo:language="es" fo:country="CR"/>
    </style:style>
    <style:style style:name="T3" style:family="text">
      <style:text-properties officeooo:rsid="000b7184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porte de Software</text:p>
      <text:p text:style-name="P6"/>
      <text:p text:style-name="P6">Para</text:p>
      <text:p text:style-name="P5"/>
      <text:p text:style-name="P5">Control <text:s/>Pos-cosecha</text:p>
      <text:p text:style-name="P3"/>
      <text:p text:style-name="P4">Versión 1.0 Beta</text:p>
      <text:p text:style-name="P4"/>
      <text:p text:style-name="P4">Preparado por Maikol P.A – Rony O</text:p>
      <text:p text:style-name="P4"/>
      <text:p text:style-name="P4">M&amp;R</text:p>
      <text:p text:style-name="P4"/>
      <text:p text:style-name="P4">05/05/2014</text:p>
      <text:p text:style-name="P4"/>
      <text:p text:style-name="P4"/>
      <text:p text:style-name="P4"/>
      <text:p text:style-name="P4"/>
      <text:p text:style-name="P4"/>
      <text:p text:style-name="P4"/>
      <text:p text:style-name="P13"/>
      <text:p text:style-name="TOCEntry"/>
      <text:p text:style-name="TOCEntry"><text:soft-page-break/>Revisión Histórica</text:p>
      <text:p text:style-name="P8"/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9">Nombre</text:p>
          </table:table-cell>
          <table:table-cell table:style-name="Tabla2.B1" office:value-type="string">
            <text:p text:style-name="P9">Fecha</text:p>
          </table:table-cell>
          <table:table-cell table:style-name="Tabla2.B1" office:value-type="string">
            <text:p text:style-name="P9">Razón de los cambios</text:p>
          </table:table-cell>
          <table:table-cell table:style-name="Tabla2.D1" office:value-type="string">
            <text:p text:style-name="P9">Versión</text:p>
          </table:table-cell>
        </table:table-row>
        <table:table-row table:style-name="Tabla2.1">
          <table:table-cell table:style-name="Tabla2.A2" office:value-type="string">
            <text:p text:style-name="P10">M&amp;R</text:p>
          </table:table-cell>
          <table:table-cell table:style-name="Tabla2.B2" office:value-type="date" office:date-value="2014-06-05">
            <text:p text:style-name="P11">05/06/14</text:p>
          </table:table-cell>
          <table:table-cell table:style-name="Tabla2.C2" office:value-type="string">
            <text:p text:style-name="P11">Corrección de errores</text:p>
          </table:table-cell>
          <table:table-cell table:style-name="Tabla2.D2" office:value-type="string">
            <text:p text:style-name="P12">1.0 Beta</text:p>
          </table:table-cell>
        </table:table-row>
        <table:table-row table:style-name="Tabla2.1">
          <table:table-cell table:style-name="Tabla2.A3" office:value-type="string">
            <text:p text:style-name="P11"/>
          </table:table-cell>
          <table:table-cell table:style-name="Tabla2.B3" office:value-type="string">
            <text:p text:style-name="P11"/>
          </table:table-cell>
          <table:table-cell table:style-name="Tabla2.C3" office:value-type="string">
            <text:p text:style-name="P11"/>
          </table:table-cell>
          <table:table-cell table:style-name="Tabla2.D3" office:value-type="string">
            <text:p text:style-name="P11"/>
          </table:table-cell>
        </table:table-row>
      </table:table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text:soft-page-break/></text:p>
      <text:p text:style-name="P16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6">Id reporte </text:p>
          </table:table-cell>
          <table:table-cell table:style-name="Tabla5.B1" office:value-type="string">
            <text:p text:style-name="P16">RS-01</text:p>
          </table:table-cell>
        </table:table-row>
        <table:table-row table:style-name="Tabla5.1">
          <table:table-cell table:style-name="Tabla5.A1" office:value-type="string">
            <text:p text:style-name="P16">Nombre del reporte </text:p>
          </table:table-cell>
          <table:table-cell table:style-name="Tabla5.B1" office:value-type="string">
            <text:p text:style-name="P19">Boleta de Calidad</text:p>
          </table:table-cell>
        </table:table-row>
        <table:table-row table:style-name="Tabla5.1">
          <table:table-cell table:style-name="Tabla5.A1" office:value-type="string">
            <text:p text:style-name="P16">Generador del reporte </text:p>
          </table:table-cell>
          <table:table-cell table:style-name="Tabla5.B1" office:value-type="string">
            <text:p text:style-name="P16">Encargado de calidad</text:p>
          </table:table-cell>
        </table:table-row>
        <table:table-row table:style-name="Tabla5.1">
          <table:table-cell table:style-name="Tabla5.A1" office:value-type="string">
            <text:p text:style-name="P16">Propósito del negocio</text:p>
          </table:table-cell>
          <table:table-cell table:style-name="Tabla5.B1" office:value-type="string">
            <text:p text:style-name="P16">Tener almacenados en la base de datos la información de <text:s/>boleta de calidad correspondiente por productor <text:s/>para posteriormente poder consultar con esto mantener la transparencia en los negocios, se puede consultar tanto por el DNIprodutor como por el ID_Boleta.</text:p>
          </table:table-cell>
        </table:table-row>
        <table:table-row table:style-name="Tabla5.1">
          <table:table-cell table:style-name="Tabla5.A1" office:value-type="string">
            <text:p text:style-name="P16">Información a mostrar</text:p>
          </table:table-cell>
          <table:table-cell table:style-name="Tabla5.B1" office:value-type="string">
            <text:p text:style-name="P16">El reporte tiene estos de columnas como encabezados del mismo y <text:s/>la información se despliega de forma consecutiva:</text:p>
            <text:p text:style-name="P16"/>
            <text:p text:style-name="P14">DNIproductor</text:p>
            <text:p text:style-name="P14">ID_Boleta</text:p>
            <text:p text:style-name="P14">Corona</text:p>
            <text:p text:style-name="P14">Cuello</text:p>
            <text:p text:style-name="P14">Color</text:p>
            <text:p text:style-name="P14">Grado Maduración</text:p>
            <text:p text:style-name="P14">Grado Acidez</text:p>
            <text:p text:style-name="P16">Fecha</text:p>
          </table:table-cell>
        </table:table-row>
        <table:table-row table:style-name="Tabla5.1">
          <table:table-cell table:style-name="Tabla5.A1" office:value-type="string">
            <text:p text:style-name="P16">Orden </text:p>
          </table:table-cell>
          <table:table-cell table:style-name="Tabla5.B1" office:value-type="string">
            <text:p text:style-name="P16">Pueden configurarse por los siguientes campos:</text:p>
            <text:p text:style-name="P16">ID_Boleta</text:p>
            <text:p text:style-name="P16">DNIproductor</text:p>
            <text:p text:style-name="P15"/>
          </table:table-cell>
        </table:table-row>
        <table:table-row table:style-name="Tabla5.1">
          <table:table-cell table:style-name="Tabla5.A1" office:value-type="string">
            <text:p text:style-name="P16">Detalles de ejecución</text:p>
            <text:p text:style-name="P16">automática</text:p>
            <text:p text:style-name="P18"/>
          </table:table-cell>
          <table:table-cell table:style-name="Tabla5.B1" office:value-type="string">
            <text:p text:style-name="P16">Se puede configurar este reporte para que el Sistema lo imprima de forma automática en una fecha específica(h,m,d,aa)</text:p>
          </table:table-cell>
        </table:table-row>
        <table:table-row table:style-name="Tabla5.1">
          <table:table-cell table:style-name="Tabla5.A1" office:value-type="string">
            <text:p text:style-name="P16">Niveles de totalización</text:p>
          </table:table-cell>
          <table:table-cell table:style-name="Tabla5.B1" office:value-type="string">
            <text:p text:style-name="P16">Este reporte abarca todas las características de las descripciones del registro de <text:s/>boleta de calidad.</text:p>
          </table:table-cell>
        </table:table-row>
        <table:table-row table:style-name="Tabla5.1">
          <table:table-cell table:style-name="Tabla5.A1" office:value-type="string">
            <text:p text:style-name="P16">Cambios de páginas</text:p>
          </table:table-cell>
          <table:table-cell table:style-name="Tabla5.B1" office:value-type="string">
            <text:p text:style-name="P16">Cuando la cantidad de información propasa las dimensiones de una hoja de impresión.</text:p>
            <text:p text:style-name="P16"><text:span text:style-name="T1"><text:s/>Automáticamente se continua en las siguientes hojas requeridas con los registros faltantes y los mismos encabezados de la primera hoja.</text:span> </text:p>
          </table:table-cell>
        </table:table-row>
      </table:table>
      <text:p text:style-name="P19"/>
      <text:p text:style-name="P16"/>
      <text:p text:style-name="P16"/>
      <text:p text:style-name="P1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6">Id reporte </text:p>
          </table:table-cell>
          <table:table-cell table:style-name="Tabla1.B1" office:value-type="string">
            <text:p text:style-name="P16">RS-02</text:p>
          </table:table-cell>
        </table:table-row>
        <text:soft-page-break/>
        <table:table-row table:style-name="Tabla1.1">
          <table:table-cell table:style-name="Tabla1.A1" office:value-type="string">
            <text:p text:style-name="P16">Nombre del reporte </text:p>
          </table:table-cell>
          <table:table-cell table:style-name="Tabla1.B1" office:value-type="string">
            <text:p text:style-name="P19">Corte por productor</text:p>
          </table:table-cell>
        </table:table-row>
        <table:table-row table:style-name="Tabla1.1">
          <table:table-cell table:style-name="Tabla1.A1" office:value-type="string">
            <text:p text:style-name="P16">Generador del reporte </text:p>
          </table:table-cell>
          <table:table-cell table:style-name="Tabla1.B1" office:value-type="string">
            <text:p text:style-name="P16">Encargado de facturación </text:p>
          </table:table-cell>
        </table:table-row>
        <table:table-row table:style-name="Tabla1.1">
          <table:table-cell table:style-name="Tabla1.A1" office:value-type="string">
            <text:p text:style-name="P16">Propósito del negocio</text:p>
          </table:table-cell>
          <table:table-cell table:style-name="Tabla1.B1" office:value-type="string">
            <text:p text:style-name="P16">Tener almacenados en la base de datos los registros de corte para poder consultar los cortes correspondiente por productor o ya sea por el código del corte.</text:p>
          </table:table-cell>
        </table:table-row>
        <table:table-row table:style-name="Tabla1.1">
          <table:table-cell table:style-name="Tabla1.A1" office:value-type="string">
            <text:p text:style-name="P16">Información a mostrar</text:p>
          </table:table-cell>
          <table:table-cell table:style-name="Tabla1.B1" office:value-type="string">
            <text:p text:style-name="P16">El reporte tiene estos de columnas como encabezados del mismo y <text:s/>la información se despliega de forma consecutiva:</text:p>
            <text:p text:style-name="P16"/>
            <text:p text:style-name="P14">idCorte</text:p>
            <text:p text:style-name="P14">fecha</text:p>
            <text:p text:style-name="P14">idproductor</text:p>
            <text:p text:style-name="P14">rechazado</text:p>
            <text:p text:style-name="P14">empacado</text:p>
            <text:p text:style-name="P14">total</text:p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6">Orden </text:p>
          </table:table-cell>
          <table:table-cell table:style-name="Tabla1.B1" office:value-type="string">
            <text:p text:style-name="P16">Pueden configurarse por los siguientes campos:</text:p>
            <text:p text:style-name="P16">idCorte</text:p>
            <text:p text:style-name="P16">idproductor</text:p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6">Detalles de ejecución</text:p>
            <text:p text:style-name="P16">automática</text:p>
            <text:p text:style-name="P18"/>
          </table:table-cell>
          <table:table-cell table:style-name="Tabla1.B1" office:value-type="string">
            <text:p text:style-name="P16">Se puede configurar este reporte para que el Sistema lo imprima de forma automática en una fecha específica(h,m,d,aa)</text:p>
          </table:table-cell>
        </table:table-row>
        <table:table-row table:style-name="Tabla1.1">
          <table:table-cell table:style-name="Tabla1.A1" office:value-type="string">
            <text:p text:style-name="P16">Niveles de totalización</text:p>
          </table:table-cell>
          <table:table-cell table:style-name="Tabla1.B1" office:value-type="string">
            <text:p text:style-name="P16">Este reporte abarca todas las características de las descripciones del registro de <text:s/>corte.</text:p>
          </table:table-cell>
        </table:table-row>
        <table:table-row table:style-name="Tabla1.1">
          <table:table-cell table:style-name="Tabla1.A1" office:value-type="string">
            <text:p text:style-name="P16">Cambios de páginas</text:p>
          </table:table-cell>
          <table:table-cell table:style-name="Tabla1.B1" office:value-type="string">
            <text:p text:style-name="P16">Cuando la cantidad de información propasa las dimensiones de una hoja de impresión.</text:p>
            <text:p text:style-name="P16"><text:span text:style-name="T1"><text:s/>Automáticamente se continua en las siguientes hojas requeridas con los registros faltantes y los mismos encabezados de la primera hoja.</text:span> </text:p>
          </table:table-cell>
        </table:table-row>
      </table:table>
      <text:p text:style-name="P19"/>
      <text:p text:style-name="P20"/>
      <text:p text:style-name="P16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6">Id reporte </text:p>
          </table:table-cell>
          <table:table-cell table:style-name="Tabla3.B1" office:value-type="string">
            <text:p text:style-name="P16">RS-03</text:p>
          </table:table-cell>
        </table:table-row>
        <table:table-row table:style-name="Tabla3.1">
          <table:table-cell table:style-name="Tabla3.A1" office:value-type="string">
            <text:p text:style-name="P16">Nombre del reporte </text:p>
          </table:table-cell>
          <table:table-cell table:style-name="Tabla3.B1" office:value-type="string">
            <text:p text:style-name="P19">Factura Productor</text:p>
          </table:table-cell>
        </table:table-row>
        <table:table-row table:style-name="Tabla3.1">
          <table:table-cell table:style-name="Tabla3.A1" office:value-type="string">
            <text:p text:style-name="P16">Generador del reporte </text:p>
          </table:table-cell>
          <table:table-cell table:style-name="Tabla3.B1" office:value-type="string">
            <text:p text:style-name="P16">Encargado de facturación </text:p>
          </table:table-cell>
        </table:table-row>
        <table:table-row table:style-name="Tabla3.1">
          <table:table-cell table:style-name="Tabla3.A1" office:value-type="string">
            <text:p text:style-name="P16">Propósito del negocio</text:p>
          </table:table-cell>
          <table:table-cell table:style-name="Tabla3.B1" office:value-type="string">
            <text:p text:style-name="P16">Realizar facturas a los productores de piña cuando ingresen su producto a empacar.</text:p>
          </table:table-cell>
        </table:table-row>
        <table:table-row table:style-name="Tabla3.1">
          <table:table-cell table:style-name="Tabla3.A1" office:value-type="string">
            <text:p text:style-name="P16">Información a mostrar</text:p>
          </table:table-cell>
          <table:table-cell table:style-name="Tabla3.B1" office:value-type="string">
            <text:p text:style-name="P16">El reporte tiene estos de columnas como encabezados del mismo y <text:s/>la información se despliega de forma consecutiva:</text:p>
            <text:p text:style-name="P16"/>
            <text:p text:style-name="P14">DNIproductor</text:p>
            <text:p text:style-name="P14"><text:soft-page-break/>idCorte</text:p>
            <text:p text:style-name="P14">Precio</text:p>
            <text:p text:style-name="P14">Fecha</text:p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Orden </text:p>
          </table:table-cell>
          <table:table-cell table:style-name="Tabla3.B1" office:value-type="string">
            <text:p text:style-name="P16">Pueden configurarse por los siguientes campos:</text:p>
            <text:p text:style-name="P16"/>
            <text:p text:style-name="P14">DNIproductor</text:p>
            <text:p text:style-name="P14">idCorte</text:p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6">Detalles de ejecución</text:p>
            <text:p text:style-name="P16">automática</text:p>
            <text:p text:style-name="P18"/>
          </table:table-cell>
          <table:table-cell table:style-name="Tabla3.B1" office:value-type="string">
            <text:p text:style-name="P16">Se puede configurar este reporte para que el Sistema lo imprima de forma automática en una fecha específica(h,m,d,aa)</text:p>
          </table:table-cell>
        </table:table-row>
        <table:table-row table:style-name="Tabla3.1">
          <table:table-cell table:style-name="Tabla3.A1" office:value-type="string">
            <text:p text:style-name="P16">Niveles de totalización</text:p>
          </table:table-cell>
          <table:table-cell table:style-name="Tabla3.B1" office:value-type="string">
            <text:p text:style-name="P16">Este reporte abarca todas las características de las descripciones del <text:span text:style-name="T1">productor y de los cortes</text:span>.</text:p>
          </table:table-cell>
        </table:table-row>
        <table:table-row table:style-name="Tabla3.1">
          <table:table-cell table:style-name="Tabla3.A1" office:value-type="string">
            <text:p text:style-name="P16">Cambios de páginas</text:p>
          </table:table-cell>
          <table:table-cell table:style-name="Tabla3.B1" office:value-type="string">
            <text:p text:style-name="P16">Cuando la cantidad de información propasa las dimensiones de una hoja de impresión.</text:p>
            <text:p text:style-name="P16"><text:span text:style-name="T1"><text:s/>Automáticamente se continua en las siguientes hojas requeridas con los registros faltantes y los mismos encabezados de la primera hoja.</text:span> </text:p>
          </table:table-cell>
        </table:table-row>
      </table:table>
      <text:p text:style-name="P19"/>
      <text:p text:style-name="P20"/>
      <text:p text:style-name="P1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6">Id reporte </text:p>
          </table:table-cell>
          <table:table-cell table:style-name="Tabla4.B1" office:value-type="string">
            <text:p text:style-name="P16">RS-04</text:p>
          </table:table-cell>
        </table:table-row>
        <table:table-row table:style-name="Tabla4.1">
          <table:table-cell table:style-name="Tabla4.A1" office:value-type="string">
            <text:p text:style-name="P16">Nombre del reporte </text:p>
          </table:table-cell>
          <table:table-cell table:style-name="Tabla4.B1" office:value-type="string">
            <text:p text:style-name="P19">Factura empresa</text:p>
          </table:table-cell>
        </table:table-row>
        <table:table-row table:style-name="Tabla4.1">
          <table:table-cell table:style-name="Tabla4.A1" office:value-type="string">
            <text:p text:style-name="P16">Generador del reporte </text:p>
          </table:table-cell>
          <table:table-cell table:style-name="Tabla4.B1" office:value-type="string">
            <text:p text:style-name="P16">Encargado de facturación </text:p>
          </table:table-cell>
        </table:table-row>
        <table:table-row table:style-name="Tabla4.1">
          <table:table-cell table:style-name="Tabla4.A1" office:value-type="string">
            <text:p text:style-name="P16">Propósito del negocio</text:p>
          </table:table-cell>
          <table:table-cell table:style-name="Tabla4.B1" office:value-type="string">
            <text:p text:style-name="P16">Realizar facturas a las empresas productoras de piña cuando ingresen su producto a empacar.</text:p>
          </table:table-cell>
        </table:table-row>
        <table:table-row table:style-name="Tabla4.1">
          <table:table-cell table:style-name="Tabla4.A1" office:value-type="string">
            <text:p text:style-name="P16">Información a mostrar</text:p>
          </table:table-cell>
          <table:table-cell table:style-name="Tabla4.B1" office:value-type="string">
            <text:p text:style-name="P16">El reporte tiene estos de columnas como encabezados del mismo y <text:s/>la información se despliega de forma consecutiva:</text:p>
            <text:p text:style-name="P16"/>
            <text:p text:style-name="P14">idEmpresa</text:p>
            <text:p text:style-name="P14">idCorte</text:p>
            <text:p text:style-name="P14">Precio</text:p>
            <text:p text:style-name="P14">Fecha</text:p>
            <text:p text:style-name="P16"/>
          </table:table-cell>
        </table:table-row>
        <table:table-row table:style-name="Tabla4.1">
          <table:table-cell table:style-name="Tabla4.A1" office:value-type="string">
            <text:p text:style-name="P16">Orden </text:p>
          </table:table-cell>
          <table:table-cell table:style-name="Tabla4.B1" office:value-type="string">
            <text:p text:style-name="P16">Pueden configurarse por los siguientes campos:</text:p>
            <text:p text:style-name="P16"/>
            <text:p text:style-name="P14">idEmpresa</text:p>
            <text:p text:style-name="P14">idCorte</text:p>
            <text:p text:style-name="P16"/>
          </table:table-cell>
        </table:table-row>
        <text:soft-page-break/>
        <table:table-row table:style-name="Tabla4.1">
          <table:table-cell table:style-name="Tabla4.A1" office:value-type="string">
            <text:p text:style-name="P16">Detalles de ejecución</text:p>
            <text:p text:style-name="P16">automática</text:p>
            <text:p text:style-name="P18"/>
          </table:table-cell>
          <table:table-cell table:style-name="Tabla4.B1" office:value-type="string">
            <text:p text:style-name="P16">Se puede configurar este reporte para que el Sistema lo imprima de forma automática en una fecha específica(h,m,d,aa)</text:p>
          </table:table-cell>
        </table:table-row>
        <table:table-row table:style-name="Tabla4.1">
          <table:table-cell table:style-name="Tabla4.A1" office:value-type="string">
            <text:p text:style-name="P16">Niveles de totalización</text:p>
          </table:table-cell>
          <table:table-cell table:style-name="Tabla4.B1" office:value-type="string">
            <text:p text:style-name="P16">Este reporte abarca todas las características de las descripciones del registro de <text:span text:style-name="T1">la empresa y los cortes</text:span>.</text:p>
          </table:table-cell>
        </table:table-row>
        <table:table-row table:style-name="Tabla4.1">
          <table:table-cell table:style-name="Tabla4.A1" office:value-type="string">
            <text:p text:style-name="P16">Cambios de páginas</text:p>
          </table:table-cell>
          <table:table-cell table:style-name="Tabla4.B1" office:value-type="string">
            <text:p text:style-name="P16">Cuando la cantidad de información propasa las dimensiones de una hoja de impresión.</text:p>
            <text:p text:style-name="P16"><text:span text:style-name="T1"><text:s/>Automáticamente se continua en las siguientes hojas requeridas con los registros faltantes y los mismos encabezados de la primera hoja.</text:span> </text:p>
          </table:table-cell>
        </table:table-row>
      </table:table>
      <text:p text:style-name="P21"/>
      <text:p text:style-name="P22"/>
      <text:p text:style-name="P16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6">Id reporte </text:p>
          </table:table-cell>
          <table:table-cell table:style-name="Tabla6.B1" office:value-type="string">
            <text:p text:style-name="P16">RS-05</text:p>
          </table:table-cell>
        </table:table-row>
        <table:table-row table:style-name="Tabla6.1">
          <table:table-cell table:style-name="Tabla6.A1" office:value-type="string">
            <text:p text:style-name="P16">Nombre del reporte </text:p>
          </table:table-cell>
          <table:table-cell table:style-name="Tabla6.B1" office:value-type="string">
            <text:p text:style-name="P19">Guía de Despacho</text:p>
          </table:table-cell>
        </table:table-row>
        <table:table-row table:style-name="Tabla6.1">
          <table:table-cell table:style-name="Tabla6.A1" office:value-type="string">
            <text:p text:style-name="P16">Generador del reporte </text:p>
          </table:table-cell>
          <table:table-cell table:style-name="Tabla6.B1" office:value-type="string">
            <text:p text:style-name="P16">Encargado de logística <text:s/></text:p>
          </table:table-cell>
        </table:table-row>
        <table:table-row table:style-name="Tabla6.1">
          <table:table-cell table:style-name="Tabla6.A1" office:value-type="string">
            <text:p text:style-name="P16">Propósito del negocio</text:p>
          </table:table-cell>
          <table:table-cell table:style-name="Tabla6.B1" office:value-type="string">
            <text:p text:style-name="P20">Realizar una guía de despacho por contenedor cargado para brindar seguridad al cliente.</text:p>
          </table:table-cell>
        </table:table-row>
        <table:table-row table:style-name="Tabla6.1">
          <table:table-cell table:style-name="Tabla6.A1" office:value-type="string">
            <text:p text:style-name="P16">Información a mostrar</text:p>
          </table:table-cell>
          <table:table-cell table:style-name="Tabla6.B1" office:value-type="string">
            <text:p text:style-name="P16">El reporte tiene estos de columnas como encabezados del mismo y <text:s/>la información se despliega de forma consecutiva:</text:p>
            <text:p text:style-name="P16"/>
            <text:p text:style-name="P14">Idcliente</text:p>
            <text:p text:style-name="P14">Idcontenedor</text:p>
            <text:p text:style-name="P14">fecha</text:p>
            <text:p text:style-name="P14">destino</text:p>
            <text:p text:style-name="P14">IDpaletas</text:p>
            <text:p text:style-name="P16"/>
          </table:table-cell>
        </table:table-row>
        <table:table-row table:style-name="Tabla6.1">
          <table:table-cell table:style-name="Tabla6.A1" office:value-type="string">
            <text:p text:style-name="P16">Orden </text:p>
          </table:table-cell>
          <table:table-cell table:style-name="Tabla6.B1" office:value-type="string">
            <text:p text:style-name="P16">Pueden configurarse por los siguientes campos:</text:p>
            <text:p text:style-name="P16"/>
            <text:p text:style-name="P14">Idcliente</text:p>
            <text:p text:style-name="P14">Idcontenedor</text:p>
            <text:p text:style-name="P14">IDpaletas</text:p>
            <text:p text:style-name="P16"/>
          </table:table-cell>
        </table:table-row>
        <table:table-row table:style-name="Tabla6.1">
          <table:table-cell table:style-name="Tabla6.A1" office:value-type="string">
            <text:p text:style-name="P16">Detalles de ejecución</text:p>
            <text:p text:style-name="P16">automática</text:p>
            <text:p text:style-name="P18"/>
          </table:table-cell>
          <table:table-cell table:style-name="Tabla6.B1" office:value-type="string">
            <text:p text:style-name="P16">Se puede configurar este reporte para que el Sistema lo imprima de forma automática en una fecha específica(h,m,d,aa)</text:p>
          </table:table-cell>
        </table:table-row>
        <table:table-row table:style-name="Tabla6.1">
          <table:table-cell table:style-name="Tabla6.A1" office:value-type="string">
            <text:p text:style-name="P16">Niveles de totalización</text:p>
          </table:table-cell>
          <table:table-cell table:style-name="Tabla6.B1" office:value-type="string">
            <text:p text:style-name="P16">Este reporte abarca todas las características de las descripciones del registro del cliente,<text:span text:style-name="T2">contenedor y las paletas</text:span>.</text:p>
          </table:table-cell>
        </table:table-row>
        <table:table-row table:style-name="Tabla6.1">
          <table:table-cell table:style-name="Tabla6.A1" office:value-type="string">
            <text:p text:style-name="P16">Cambios de páginas</text:p>
          </table:table-cell>
          <table:table-cell table:style-name="Tabla6.B1" office:value-type="string">
            <text:p text:style-name="P16">Cuando la cantidad de información propasa las dimensiones de una hoja de impresión.</text:p>
            <text:p text:style-name="P16"><text:span text:style-name="T1"><text:s/>Automáticamente se continua en las siguientes </text:span><text:soft-page-break/><text:span text:style-name="T1">hojas requeridas con los registros faltantes y los mismos encabezados de la primera hoja.</text:span> </text:p>
          </table:table-cell>
        </table:table-row>
      </table:table>
      <text:p text:style-name="P21"/>
      <text:p text:style-name="P21"/>
      <text:p text:style-name="P20"/>
      <text:p text:style-name="P19"/>
      <text:p text:style-name="P19"/>
      <text:p text:style-name="P16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6">Id reporte </text:p>
          </table:table-cell>
          <table:table-cell table:style-name="Tabla7.B1" office:value-type="string">
            <text:p text:style-name="P16">RS-06</text:p>
          </table:table-cell>
        </table:table-row>
        <table:table-row table:style-name="Tabla7.1">
          <table:table-cell table:style-name="Tabla7.A1" office:value-type="string">
            <text:p text:style-name="P16">Nombre del reporte </text:p>
          </table:table-cell>
          <table:table-cell table:style-name="Tabla7.B1" office:value-type="string">
            <text:p text:style-name="P19">Fruta entrante</text:p>
          </table:table-cell>
        </table:table-row>
        <table:table-row table:style-name="Tabla7.1">
          <table:table-cell table:style-name="Tabla7.A1" office:value-type="string">
            <text:p text:style-name="P16">Generador del reporte </text:p>
          </table:table-cell>
          <table:table-cell table:style-name="Tabla7.B1" office:value-type="string">
            <text:p text:style-name="P16">Encargado de logística <text:s/></text:p>
          </table:table-cell>
        </table:table-row>
        <table:table-row table:style-name="Tabla7.1">
          <table:table-cell table:style-name="Tabla7.A1" office:value-type="string">
            <text:p text:style-name="P16">Propósito del negocio</text:p>
          </table:table-cell>
          <table:table-cell table:style-name="Tabla7.B1" office:value-type="string">
            <text:p text:style-name="P20">Tener almacenados en la base de datos la información de <text:s/>fruta entrante correspondiente <text:s text:c="2"/>para posteriormente poder consultar <text:s/>por día,semana,mes o año los datos registrados.</text:p>
          </table:table-cell>
        </table:table-row>
        <table:table-row table:style-name="Tabla7.1">
          <table:table-cell table:style-name="Tabla7.A1" office:value-type="string">
            <text:p text:style-name="P16">Información a mostrar</text:p>
          </table:table-cell>
          <table:table-cell table:style-name="Tabla7.B1" office:value-type="string">
            <text:p text:style-name="P16">El reporte tiene estos de columnas como encabezados del mismo y <text:s/>la información se despliega de forma consecutiva:</text:p>
            <text:p text:style-name="P16"/>
            <text:p text:style-name="P14">idproductor</text:p>
            <text:p text:style-name="P14">fecha</text:p>
            <text:p text:style-name="P14">cantidad</text:p>
            <text:p text:style-name="P16"/>
          </table:table-cell>
        </table:table-row>
        <table:table-row table:style-name="Tabla7.1">
          <table:table-cell table:style-name="Tabla7.A1" office:value-type="string">
            <text:p text:style-name="P16">Orden </text:p>
          </table:table-cell>
          <table:table-cell table:style-name="Tabla7.B1" office:value-type="string">
            <text:p text:style-name="P16">Pueden configurarse por los siguientes campos:</text:p>
            <text:p text:style-name="P16"/>
            <text:p text:style-name="P14">idproductor</text:p>
            <text:p text:style-name="P16"/>
          </table:table-cell>
        </table:table-row>
        <table:table-row table:style-name="Tabla7.1">
          <table:table-cell table:style-name="Tabla7.A1" office:value-type="string">
            <text:p text:style-name="P16">Detalles de ejecución</text:p>
            <text:p text:style-name="P16">automática</text:p>
            <text:p text:style-name="P18"/>
          </table:table-cell>
          <table:table-cell table:style-name="Tabla7.B1" office:value-type="string">
            <text:p text:style-name="P16">Se puede configurar este reporte para que el Sistema lo imprima de forma automática en una fecha específica(h,m,d,aa)</text:p>
          </table:table-cell>
        </table:table-row>
        <table:table-row table:style-name="Tabla7.1">
          <table:table-cell table:style-name="Tabla7.A1" office:value-type="string">
            <text:p text:style-name="P16">Niveles de totalización</text:p>
          </table:table-cell>
          <table:table-cell table:style-name="Tabla7.B1" office:value-type="string">
            <text:p text:style-name="P16">Este reporte abarca todas las características de las descripciones del registro del<text:span text:style-name="T2"> productor</text:span>.</text:p>
          </table:table-cell>
        </table:table-row>
        <table:table-row table:style-name="Tabla7.1">
          <table:table-cell table:style-name="Tabla7.A1" office:value-type="string">
            <text:p text:style-name="P16">Cambios de páginas</text:p>
          </table:table-cell>
          <table:table-cell table:style-name="Tabla7.B1" office:value-type="string">
            <text:p text:style-name="P16">Cuando la cantidad de información propasa las dimensiones de una hoja de impresión.</text:p>
            <text:p text:style-name="P16"><text:span text:style-name="T1"><text:s/>Automáticamente se continua en las siguientes hojas requeridas con los registros faltantes y los mismos encabezados de la primera hoja.</text:span> </text:p>
          </table:table-cell>
        </table:table-row>
      </table:table>
      <text:p text:style-name="P21"/>
      <text:p text:style-name="P19"/>
      <text:p text:style-name="P19"/>
      <text:p text:style-name="P19"/>
      <text:p text:style-name="P16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16">Id reporte </text:p>
          </table:table-cell>
          <table:table-cell table:style-name="Tabla8.B1" office:value-type="string">
            <text:p text:style-name="P16">RS-06</text:p>
          </table:table-cell>
        </table:table-row>
        <table:table-row table:style-name="Tabla8.1">
          <table:table-cell table:style-name="Tabla8.A1" office:value-type="string">
            <text:p text:style-name="P16">Nombre del reporte </text:p>
          </table:table-cell>
          <table:table-cell table:style-name="Tabla8.B1" office:value-type="string">
            <text:p text:style-name="P19">Cuanto se <text:s/>ha empacado</text:p>
          </table:table-cell>
        </table:table-row>
        <table:table-row table:style-name="Tabla8.1">
          <table:table-cell table:style-name="Tabla8.A1" office:value-type="string">
            <text:p text:style-name="P16">Generador del reporte </text:p>
          </table:table-cell>
          <table:table-cell table:style-name="Tabla8.B1" office:value-type="string">
            <text:p text:style-name="P16">Encargado de logística <text:s/></text:p>
          </table:table-cell>
        </table:table-row>
        <table:table-row table:style-name="Tabla8.1">
          <table:table-cell table:style-name="Tabla8.A1" office:value-type="string">
            <text:p text:style-name="P16">Propósito del negocio</text:p>
          </table:table-cell>
          <table:table-cell table:style-name="Tabla8.B1" office:value-type="string">
            <text:p text:style-name="P20">Tener almacenados en la base de datos la información de <text:s/>fruta empacada <text:s/>correspondiente <text:s/>estos datos se guardan al <text:soft-page-break/>registrar una paleta, con esto posteriormente se puede consultar <text:s/>cuanto se a empacado por caja,por productor, por empresa, por tamaño,por día,por semana,por mes o ya sea por año..</text:p>
          </table:table-cell>
        </table:table-row>
        <table:table-row table:style-name="Tabla8.1">
          <table:table-cell table:style-name="Tabla8.A1" office:value-type="string">
            <text:p text:style-name="P16">Información a mostrar</text:p>
          </table:table-cell>
          <table:table-cell table:style-name="Tabla8.B1" office:value-type="string">
            <text:p text:style-name="P16">El reporte tiene estos de columnas como encabezados del mismo y <text:s/>la información se despliega de forma consecutiva:</text:p>
            <text:p text:style-name="P16"/>
            <text:p text:style-name="P14">Idpaleta</text:p>
            <text:p text:style-name="P14">fecha</text:p>
            <text:p text:style-name="P14">totalCajas</text:p>
            <text:p text:style-name="P14">TamañoFruta</text:p>
            <text:p text:style-name="P14">marcaCaja</text:p>
            <text:p text:style-name="P16"/>
          </table:table-cell>
        </table:table-row>
        <table:table-row table:style-name="Tabla8.1">
          <table:table-cell table:style-name="Tabla8.A1" office:value-type="string">
            <text:p text:style-name="P16">Orden </text:p>
          </table:table-cell>
          <table:table-cell table:style-name="Tabla8.B1" office:value-type="string">
            <text:p text:style-name="P16">Pueden configurarse por los siguientes campos:</text:p>
            <text:p text:style-name="P16"/>
            <text:p text:style-name="P14">Idpaleta</text:p>
            <text:p text:style-name="P16"/>
          </table:table-cell>
        </table:table-row>
        <table:table-row table:style-name="Tabla8.1">
          <table:table-cell table:style-name="Tabla8.A1" office:value-type="string">
            <text:p text:style-name="P16">Detalles de ejecución</text:p>
            <text:p text:style-name="P16">automática</text:p>
            <text:p text:style-name="P18"/>
          </table:table-cell>
          <table:table-cell table:style-name="Tabla8.B1" office:value-type="string">
            <text:p text:style-name="P16">Se puede configurar este reporte para que el Sistema lo imprima de forma automática en una fecha específica(h,m,d,aa)</text:p>
          </table:table-cell>
        </table:table-row>
        <table:table-row table:style-name="Tabla8.1">
          <table:table-cell table:style-name="Tabla8.A1" office:value-type="string">
            <text:p text:style-name="P16">Niveles de totalización</text:p>
          </table:table-cell>
          <table:table-cell table:style-name="Tabla8.B1" office:value-type="string">
            <text:p text:style-name="P16">Este reporte abarca todas las características de las descripciones del registro de paletas.</text:p>
          </table:table-cell>
        </table:table-row>
        <table:table-row table:style-name="Tabla8.1">
          <table:table-cell table:style-name="Tabla8.A1" office:value-type="string">
            <text:p text:style-name="P16">Cambios de páginas</text:p>
          </table:table-cell>
          <table:table-cell table:style-name="Tabla8.B1" office:value-type="string">
            <text:p text:style-name="P16">Cuando la cantidad de información propasa las dimensiones de una hoja de impresión.</text:p>
            <text:p text:style-name="P16"><text:span text:style-name="T1"><text:s/>Automáticamente se continua en las siguientes hojas requeridas con los registros faltantes y los mismos encabezados de la primera hoja.</text:span> </text:p>
          </table:table-cell>
        </table:table-row>
      </table:table>
      <text:p text:style-name="P21"/>
      <text:p text:style-name="P20"/>
      <text:p text:style-name="P20"/>
      <text:p text:style-name="P16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16">Id reporte </text:p>
          </table:table-cell>
          <table:table-cell table:style-name="Tabla9.B1" office:value-type="string">
            <text:p text:style-name="P16">RS-07</text:p>
          </table:table-cell>
        </table:table-row>
        <table:table-row table:style-name="Tabla9.1">
          <table:table-cell table:style-name="Tabla9.A1" office:value-type="string">
            <text:p text:style-name="P16">Nombre del reporte </text:p>
          </table:table-cell>
          <table:table-cell table:style-name="Tabla9.B1" office:value-type="string">
            <text:p text:style-name="P19">Cuanta <text:s/>fruta aún no se empaca</text:p>
          </table:table-cell>
        </table:table-row>
        <table:table-row table:style-name="Tabla9.1">
          <table:table-cell table:style-name="Tabla9.A1" office:value-type="string">
            <text:p text:style-name="P16">Generador del reporte </text:p>
          </table:table-cell>
          <table:table-cell table:style-name="Tabla9.B1" office:value-type="string">
            <text:p text:style-name="P16">Encargado de <text:span text:style-name="T2">facturación</text:span> <text:s/></text:p>
          </table:table-cell>
        </table:table-row>
        <table:table-row table:style-name="Tabla9.1">
          <table:table-cell table:style-name="Tabla9.A1" office:value-type="string">
            <text:p text:style-name="P16">Propósito del negocio</text:p>
          </table:table-cell>
          <table:table-cell table:style-name="Tabla9.B1" office:value-type="string">
            <text:p text:style-name="P20">Tener almacenados en la base de datos la información de <text:s/>fruta que aun no se empacada <text:s text:c="2"/>estos datos se guardan al registrar la fruta presente en planta, con esto posteriormente se puede consultar <text:s/>cuanto aun no se a empacado por día.</text:p>
          </table:table-cell>
        </table:table-row>
        <table:table-row table:style-name="Tabla9.1">
          <table:table-cell table:style-name="Tabla9.A1" office:value-type="string">
            <text:p text:style-name="P16">Información a mostrar</text:p>
          </table:table-cell>
          <table:table-cell table:style-name="Tabla9.B1" office:value-type="string">
            <text:p text:style-name="P16">El reporte tiene estos de columnas como encabezados del mismo y <text:s/>la información se despliega de forma consecutiva:</text:p>
            <text:p text:style-name="P16"/>
            <text:p text:style-name="P14"><text:soft-page-break/>id_productor</text:p>
            <text:p text:style-name="P14">hora ingreso</text:p>
            <text:p text:style-name="P14">fecha</text:p>
          </table:table-cell>
        </table:table-row>
        <table:table-row table:style-name="Tabla9.1">
          <table:table-cell table:style-name="Tabla9.A1" office:value-type="string">
            <text:p text:style-name="P16">Orden </text:p>
          </table:table-cell>
          <table:table-cell table:style-name="Tabla9.B1" office:value-type="string">
            <text:p text:style-name="P16">Pueden configurarse por los siguientes campos:</text:p>
            <text:p text:style-name="P16"/>
            <text:p text:style-name="P14">id_productor</text:p>
            <text:p text:style-name="P16"/>
          </table:table-cell>
        </table:table-row>
        <table:table-row table:style-name="Tabla9.1">
          <table:table-cell table:style-name="Tabla9.A1" office:value-type="string">
            <text:p text:style-name="P16">Detalles de ejecución</text:p>
            <text:p text:style-name="P16">automática</text:p>
            <text:p text:style-name="P18"/>
          </table:table-cell>
          <table:table-cell table:style-name="Tabla9.B1" office:value-type="string">
            <text:p text:style-name="P16">Se puede configurar este reporte para que el Sistema lo imprima de forma automática en una fecha específica(h,m,d,aa)</text:p>
          </table:table-cell>
        </table:table-row>
        <table:table-row table:style-name="Tabla9.1">
          <table:table-cell table:style-name="Tabla9.A1" office:value-type="string">
            <text:p text:style-name="P16">Niveles de totalización</text:p>
          </table:table-cell>
          <table:table-cell table:style-name="Tabla9.B1" office:value-type="string">
            <text:p text:style-name="P16">Este reporte abarca todas las características de las descripciones del registro del<text:span text:style-name="T2"> productor</text:span>.</text:p>
          </table:table-cell>
        </table:table-row>
        <table:table-row table:style-name="Tabla9.1">
          <table:table-cell table:style-name="Tabla9.A1" office:value-type="string">
            <text:p text:style-name="P16">Cambios de páginas</text:p>
          </table:table-cell>
          <table:table-cell table:style-name="Tabla9.B1" office:value-type="string">
            <text:p text:style-name="P16">Cuando la cantidad de información propasa las dimensiones de una hoja de impresión.</text:p>
            <text:p text:style-name="P16"><text:span text:style-name="T1"><text:s/>Automáticamente se continua en las siguientes hojas requeridas con los registros faltantes y los mismos encabezados de la primera hoja.</text:span> </text:p>
          </table:table-cell>
        </table:table-row>
      </table:table>
      <text:p text:style-name="P21"/>
      <text:p text:style-name="P20"/>
      <text:p text:style-name="P16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16">Id reporte </text:p>
          </table:table-cell>
          <table:table-cell table:style-name="Tabla10.B1" office:value-type="string">
            <text:p text:style-name="P16">RS-08</text:p>
          </table:table-cell>
        </table:table-row>
        <table:table-row table:style-name="Tabla10.1">
          <table:table-cell table:style-name="Tabla10.A1" office:value-type="string">
            <text:p text:style-name="P16">Nombre del reporte </text:p>
          </table:table-cell>
          <table:table-cell table:style-name="Tabla10.B1" office:value-type="string">
            <text:p text:style-name="P19">Cuanta fruta se rechazó</text:p>
          </table:table-cell>
        </table:table-row>
        <table:table-row table:style-name="Tabla10.1">
          <table:table-cell table:style-name="Tabla10.A1" office:value-type="string">
            <text:p text:style-name="P16">Generador del reporte </text:p>
          </table:table-cell>
          <table:table-cell table:style-name="Tabla10.B1" office:value-type="string">
            <text:p text:style-name="P16">Encargado de <text:span text:style-name="T2">facturación </text:span><text:s text:c="2"/></text:p>
          </table:table-cell>
        </table:table-row>
        <table:table-row table:style-name="Tabla10.1">
          <table:table-cell table:style-name="Tabla10.A1" office:value-type="string">
            <text:p text:style-name="P16">Propósito del negocio</text:p>
          </table:table-cell>
          <table:table-cell table:style-name="Tabla10.B1" office:value-type="string">
            <text:p text:style-name="P20">Tener almacenados en la base de datos la información de <text:s/>fruta rechazada esto se logra a la hora de consultar los registros de los cortes se <text:s/>puede consultar lo rechazado por día, semana, mes,año y productor.</text:p>
          </table:table-cell>
        </table:table-row>
        <table:table-row table:style-name="Tabla10.1">
          <table:table-cell table:style-name="Tabla10.A1" office:value-type="string">
            <text:p text:style-name="P16">Información a mostrar</text:p>
          </table:table-cell>
          <table:table-cell table:style-name="Tabla10.B1" office:value-type="string">
            <text:p text:style-name="P16">El reporte tiene estos de columnas como encabezados del mismo y <text:s/>la información se despliega de forma consecutiva:</text:p>
            <text:p text:style-name="P16"/>
            <text:p text:style-name="P16"/>
            <text:p text:style-name="P14">idCorte</text:p>
            <text:p text:style-name="P14">fecha</text:p>
            <text:p text:style-name="P14">idproductor</text:p>
            <text:p text:style-name="P14">rechazado</text:p>
            <text:p text:style-name="P14">empacado</text:p>
            <text:p text:style-name="P14">total</text:p>
          </table:table-cell>
        </table:table-row>
        <table:table-row table:style-name="Tabla10.1">
          <table:table-cell table:style-name="Tabla10.A1" office:value-type="string">
            <text:p text:style-name="P16">Orden </text:p>
          </table:table-cell>
          <table:table-cell table:style-name="Tabla10.B1" office:value-type="string">
            <text:p text:style-name="P16">Pueden configurarse por los siguientes campos:</text:p>
            <text:p text:style-name="P16"/>
            <text:p text:style-name="P14"><text:soft-page-break/>id_productor</text:p>
            <text:p text:style-name="P14">rechazado</text:p>
          </table:table-cell>
        </table:table-row>
        <table:table-row table:style-name="Tabla10.1">
          <table:table-cell table:style-name="Tabla10.A1" office:value-type="string">
            <text:p text:style-name="P16">Detalles de ejecución</text:p>
            <text:p text:style-name="P16">automática</text:p>
            <text:p text:style-name="P18"/>
          </table:table-cell>
          <table:table-cell table:style-name="Tabla10.B1" office:value-type="string">
            <text:p text:style-name="P16">Se puede configurar este reporte para que el Sistema lo imprima de forma automática en una fecha específica(h,m,d,aa)</text:p>
          </table:table-cell>
        </table:table-row>
        <table:table-row table:style-name="Tabla10.1">
          <table:table-cell table:style-name="Tabla10.A1" office:value-type="string">
            <text:p text:style-name="P16">Niveles de totalización</text:p>
          </table:table-cell>
          <table:table-cell table:style-name="Tabla10.B1" office:value-type="string">
            <text:p text:style-name="P16">Este reporte abarca todas las características de las descripciones del registro de los cortes.</text:p>
          </table:table-cell>
        </table:table-row>
        <table:table-row table:style-name="Tabla10.1">
          <table:table-cell table:style-name="Tabla10.A1" office:value-type="string">
            <text:p text:style-name="P16">Cambios de páginas</text:p>
          </table:table-cell>
          <table:table-cell table:style-name="Tabla10.B1" office:value-type="string">
            <text:p text:style-name="P16">Cuando la cantidad de información propasa las dimensiones de una hoja de impresión.</text:p>
            <text:p text:style-name="P16"><text:span text:style-name="T1"><text:s/>Automáticamente se continua en las siguientes hojas requeridas con los registros faltantes y los mismos encabezados de la primera hoja.</text:span> </text:p>
          </table:table-cell>
        </table:table-row>
      </table:table>
      <text:p text:style-name="P21"/>
      <text:p text:style-name="P20"/>
      <text:p text:style-name="P20"/>
      <text:p text:style-name="P20"/>
      <text:p text:style-name="P16"/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P16">Id reporte </text:p>
          </table:table-cell>
          <table:table-cell table:style-name="Tabla11.B1" office:value-type="string">
            <text:p text:style-name="P16">RS-09</text:p>
          </table:table-cell>
        </table:table-row>
        <table:table-row table:style-name="Tabla11.1">
          <table:table-cell table:style-name="Tabla11.A1" office:value-type="string">
            <text:p text:style-name="P16">Nombre del reporte </text:p>
          </table:table-cell>
          <table:table-cell table:style-name="Tabla11.B1" office:value-type="string">
            <text:p text:style-name="P19">Cuanta fruta se exporto</text:p>
          </table:table-cell>
        </table:table-row>
        <table:table-row table:style-name="Tabla11.1">
          <table:table-cell table:style-name="Tabla11.A1" office:value-type="string">
            <text:p text:style-name="P16">Generador del reporte </text:p>
          </table:table-cell>
          <table:table-cell table:style-name="Tabla11.B1" office:value-type="string">
            <text:p text:style-name="P16">Encargado de <text:span text:style-name="T2">facturación </text:span><text:s text:c="2"/></text:p>
          </table:table-cell>
        </table:table-row>
        <table:table-row table:style-name="Tabla11.1">
          <table:table-cell table:style-name="Tabla11.A1" office:value-type="string">
            <text:p text:style-name="P16">Propósito del negocio</text:p>
          </table:table-cell>
          <table:table-cell table:style-name="Tabla11.B1" office:value-type="string">
            <text:p text:style-name="P20">Tener almacenados en la base de datos la información de <text:s/>fruta exportada <text:s/>se logra a la hora de consultar los registros de las guías de despacho <text:s/>en los cuales va el código de paleta el cual contempla la cantidad de piña entre otros datos se <text:s/>puede consultar lo exportado por día, semana, mes o año, ademas de a quien se le a exportado y que contenedor a transportado la fruta.</text:p>
          </table:table-cell>
        </table:table-row>
        <table:table-row table:style-name="Tabla11.1">
          <table:table-cell table:style-name="Tabla11.A1" office:value-type="string">
            <text:p text:style-name="P16">Información a mostrar</text:p>
          </table:table-cell>
          <table:table-cell table:style-name="Tabla11.B1" office:value-type="string">
            <text:p text:style-name="P16">El reporte tiene estos de columnas como encabezados del mismo y <text:s/>la información se despliega de forma consecutiva:</text:p>
            <text:p text:style-name="P16"/>
            <text:p text:style-name="P16"/>
            <text:p text:style-name="P14">Idcliente</text:p>
            <text:p text:style-name="P14">Idcontenedor</text:p>
            <text:p text:style-name="P14">fecha</text:p>
            <text:p text:style-name="P14">destino</text:p>
            <text:p text:style-name="P14">IDpaletas</text:p>
          </table:table-cell>
        </table:table-row>
        <table:table-row table:style-name="Tabla11.1">
          <table:table-cell table:style-name="Tabla11.A1" office:value-type="string">
            <text:p text:style-name="P16">Orden </text:p>
          </table:table-cell>
          <table:table-cell table:style-name="Tabla11.B1" office:value-type="string">
            <text:p text:style-name="P16">Pueden configurarse por los siguientes campos:</text:p>
            <text:p text:style-name="P16"/>
            <text:p text:style-name="P14">Idcliente</text:p>
            <text:p text:style-name="P14">Idcontenedor</text:p>
            <text:p text:style-name="P14"><text:soft-page-break/>IDpaletas</text:p>
          </table:table-cell>
        </table:table-row>
        <table:table-row table:style-name="Tabla11.1">
          <table:table-cell table:style-name="Tabla11.A1" office:value-type="string">
            <text:p text:style-name="P16">Detalles de ejecución</text:p>
            <text:p text:style-name="P16">automática</text:p>
            <text:p text:style-name="P18"/>
          </table:table-cell>
          <table:table-cell table:style-name="Tabla11.B1" office:value-type="string">
            <text:p text:style-name="P16">Se puede configurar este reporte para que el Sistema lo imprima de forma automática en una fecha específica(h,m,d,aa)</text:p>
          </table:table-cell>
        </table:table-row>
        <table:table-row table:style-name="Tabla11.1">
          <table:table-cell table:style-name="Tabla11.A1" office:value-type="string">
            <text:p text:style-name="P16">Niveles de totalización</text:p>
          </table:table-cell>
          <table:table-cell table:style-name="Tabla11.B1" office:value-type="string">
            <text:p text:style-name="P16">Este reporte abarca todas las características de las descripciones del registro de los clientes, contenedores y las paletas.</text:p>
          </table:table-cell>
        </table:table-row>
        <table:table-row table:style-name="Tabla11.1">
          <table:table-cell table:style-name="Tabla11.A1" office:value-type="string">
            <text:p text:style-name="P16">Cambios de páginas</text:p>
          </table:table-cell>
          <table:table-cell table:style-name="Tabla11.B1" office:value-type="string">
            <text:p text:style-name="P16">Cuando la cantidad de información propasa las dimensiones de una hoja de impresión.</text:p>
            <text:p text:style-name="P16"><text:span text:style-name="T1"><text:s/>Automáticamente se continua en las siguientes hojas requeridas con los registros faltantes y los mismos encabezados de la primera hoja.</text:span> </text:p>
          </table:table-cell>
        </table:table-row>
      </table:table>
      <text:p text:style-name="P21"/>
      <text:p text:style-name="P23"/>
      <text:p text:style-name="P16"/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office:value-type="string">
            <text:p text:style-name="P16">Id reporte </text:p>
          </table:table-cell>
          <table:table-cell table:style-name="Tabla12.B1" office:value-type="string">
            <text:p text:style-name="P16">RS-10</text:p>
          </table:table-cell>
        </table:table-row>
        <table:table-row table:style-name="Tabla12.1">
          <table:table-cell table:style-name="Tabla12.A1" office:value-type="string">
            <text:p text:style-name="P16">Nombre del reporte </text:p>
          </table:table-cell>
          <table:table-cell table:style-name="Tabla12.B1" office:value-type="string">
            <text:p text:style-name="P19">Paletas en <text:span text:style-name="T3">Cámara</text:span></text:p>
          </table:table-cell>
        </table:table-row>
        <table:table-row table:style-name="Tabla12.1">
          <table:table-cell table:style-name="Tabla12.A1" office:value-type="string">
            <text:p text:style-name="P16">Generador del reporte </text:p>
          </table:table-cell>
          <table:table-cell table:style-name="Tabla12.B1" office:value-type="string">
            <text:p text:style-name="P16">Encargado de logística <text:s text:c="2"/></text:p>
          </table:table-cell>
        </table:table-row>
        <table:table-row table:style-name="Tabla12.1">
          <table:table-cell table:style-name="Tabla12.A1" office:value-type="string">
            <text:p text:style-name="P16">Propósito del negocio</text:p>
          </table:table-cell>
          <table:table-cell table:style-name="Tabla12.B1" office:value-type="string">
            <text:p text:style-name="P20">Tener almacenados en la base de datos la información de <text:s/>fruta presente en cámara, también generar alertar cuando las paletas llevan 5 días en cámara o se aproximan a tales días para esto se consultan los registros de cámara específicamente por los campos de idpaleta y fecha.</text:p>
          </table:table-cell>
        </table:table-row>
        <table:table-row table:style-name="Tabla12.1">
          <table:table-cell table:style-name="Tabla12.A1" office:value-type="string">
            <text:p text:style-name="P16">Información a mostrar</text:p>
          </table:table-cell>
          <table:table-cell table:style-name="Tabla12.B1" office:value-type="string">
            <text:p text:style-name="P16">El reporte tiene estos de columnas como encabezados del mismo y <text:s/>la información se despliega de forma consecutiva:</text:p>
            <text:p text:style-name="P16"/>
            <text:p text:style-name="P14">Idpaleta</text:p>
            <text:p text:style-name="P14">Idproductor</text:p>
            <text:p text:style-name="P14">Idcliente</text:p>
            <text:p text:style-name="P14">Fecha</text:p>
          </table:table-cell>
        </table:table-row>
        <table:table-row table:style-name="Tabla12.1">
          <table:table-cell table:style-name="Tabla12.A1" office:value-type="string">
            <text:p text:style-name="P16">Orden </text:p>
          </table:table-cell>
          <table:table-cell table:style-name="Tabla12.B1" office:value-type="string">
            <text:p text:style-name="P16">Pueden configurarse por los siguientes campos:</text:p>
            <text:p text:style-name="P16"/>
            <text:p text:style-name="P14">Idpaleta</text:p>
            <text:p text:style-name="P14">Idproductor</text:p>
            <text:p text:style-name="P14">Idcliente</text:p>
          </table:table-cell>
        </table:table-row>
        <table:table-row table:style-name="Tabla12.1">
          <table:table-cell table:style-name="Tabla12.A1" office:value-type="string">
            <text:p text:style-name="P16">Detalles de ejecución</text:p>
            <text:p text:style-name="P16">automática</text:p>
            <text:p text:style-name="P18"/>
          </table:table-cell>
          <table:table-cell table:style-name="Tabla12.B1" office:value-type="string">
            <text:p text:style-name="P16">Se puede configurar este reporte para que el Sistema lo imprima de forma automática en una fecha específica(h,m,d,aa)</text:p>
          </table:table-cell>
        </table:table-row>
        <table:table-row table:style-name="Tabla12.1">
          <table:table-cell table:style-name="Tabla12.A1" office:value-type="string">
            <text:p text:style-name="P16">Niveles de totalización</text:p>
          </table:table-cell>
          <table:table-cell table:style-name="Tabla12.B1" office:value-type="string">
            <text:p text:style-name="P16">Este reporte abarca todas las características de las descripciones del registro de los clientes, productores y las paletas.</text:p>
          </table:table-cell>
        </table:table-row>
        <text:soft-page-break/>
        <table:table-row table:style-name="Tabla12.1">
          <table:table-cell table:style-name="Tabla12.A1" office:value-type="string">
            <text:p text:style-name="P16">Cambios de páginas</text:p>
          </table:table-cell>
          <table:table-cell table:style-name="Tabla12.B1" office:value-type="string">
            <text:p text:style-name="P16">Cuando la cantidad de información propasa las dimensiones de una hoja de impresión.</text:p>
            <text:p text:style-name="P16"><text:span text:style-name="T1"><text:s/>Automáticamente se continua en las siguientes hojas requeridas con los registros faltantes y los mismos encabezados de la primera hoja.</text:span> </text:p>
          </table:table-cell>
        </table:table-row>
      </table:table>
      <text:p text:style-name="P21"/>
      <text:p text:style-name="P23"/>
      <text:p text:style-name="P20"/>
      <text:p text:style-name="P2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itle" style:family="paragraph" style:parent-style-name="Standard" style:next-style-name="Subtitle" style:class="chapter">
      <style:paragraph-properties fo:margin-top="0cm" fo:margin-bottom="0.423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yLine" style:family="paragraph" style:parent-style-name="Title">
      <style:text-properties fo:font-size="14pt" style:font-size-asian="14pt"/>
    </style:style>
    <style:style style:name="TOCEntry" style:family="paragraph" style:parent-style-name="Standard">
      <style:paragraph-properties fo:margin-top="0.212cm" fo:margin-bottom="0cm" style:contextual-spacing="false" style:line-height-at-least="0.423cm"/>
      <style:text-properties style:font-name="Times" fo:font-family="Times" style:font-family-generic="roman" style:font-pitch="variable" fo:font-size="18pt" fo:font-weight="bold" style:font-size-asian="18pt" style:font-weight-asian="bold" style:font-name-complex="Times" style:font-family-complex="Times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1pt" fo:font-weight="bold" style:font-size-asian="11pt" style:font-weight-asian="bold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423cm" style:contextual-spacing="false" fo:line-height="100%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ir_20_2" style:display-name="Convertir 2" style:page-layout-name="Mpm2">
      <style:header>
        <text:p text:style-name="Header"/>
      </style:header>
      <style:footer>
        <text:p text:style-name="MP1"/>
        <text:p text:style-name="MP1"/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ikol P A</meta:initial-creator>
    <meta:creation-date>2014-05-04T18:56:01.36</meta:creation-date>
    <dc:date>2014-06-09T01:01:42.510000000</dc:date>
    <meta:editing-duration>PT3H16M16S</meta:editing-duration>
    <meta:editing-cycles>8</meta:editing-cycles>
    <meta:generator>LibreOffice/4.2.0.4$Windows_x86 LibreOffice_project/05dceb5d363845f2cf968344d7adab8dcfb2ba71</meta:generator>
    <meta:document-statistic meta:table-count="12" meta:image-count="0" meta:object-count="0" meta:page-count="12" meta:paragraph-count="311" meta:word-count="1826" meta:character-count="12118" meta:non-whitespace-character-count="10479"/>
  </office:meta>
</office:document-meta>
</file>